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Bean.getMy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UninitializedArrayPropertyWithCustom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Tests.testPattern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StringTrimmerEditorWithCharsTo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Tests.testCustomEditorForAllSt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ditorTests.testClass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ArrayToArray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Tests.testClassArrayEditorSunnyD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EditorTests.testCharacterEditorSetAsTextWithNullNotAllowingEmpt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ditorTests.testIndexedPropertiesWithDirectAccessAndSpecificProperty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OldValueAccessingTestBean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mitiveArrayBean.setByteArray( byte [ ] byt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dCollectionsBean.setVector( Vector &lt; ? &gt; v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IndexedPropertiesWithCustomEditorFo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CustomEditorTests.testCustomNumb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EditorTests.testCustomDat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Fil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Bean.setMyChar( char my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IndexedPropertiesWithIndividualCustomEditorFo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CustomEditorTests.testCustomEditorForSing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ditorTests.testStringTrimm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rBean.setMyCharacter( Character my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Charact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stomEditorTests.testGetAsTextWithTwoDimensiona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ClassEditorWi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CustomEditorForAllNestedSt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stomEditorTests.testByteArray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StringTrimmerEditorWithEmpt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Tests.testIndexedPropertiesWithList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ditorTests.testCustomEditorForSingleNest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stomEditorTests.testNestedIndexedPropertiesWithCustomEditorFo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CustomEditorTests.testCharacterEditorGetAsTextReturnsEmptyStringIfValu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EditorTests.testCustomNumberEditorWithoutAllow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OldCollectionsBean.getHash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CustomNumberEditorWithAllow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ustomEditorTests.testDefaultNumb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ustomEditorTests.testCustomDateEditorWithEmpt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GetAsTextWithRidiculousMultiDimensiona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ComplexObjectWithOldValueAc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stomEditorTests.testCustomNumberEditorWithFrench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CustomBooleanEditorWithEmpt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ClassArrayEditorSunnyDayWithArray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ParseShortGreaterThanMaxValueWithout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ditorTests.testConversionToOld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EditorTests.testCustomBoolean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Tests.testDefaultBooleanEditorFor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ustomEditorTests.testStringTrimmerEditorWithCharsToDeleteAndEmpt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EditorTests.testCharacterEditorSetAsTextWithStringLongerThanOne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ditorTests.testArrayToString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Complex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stomEditorTests.testCustomNumberEditorWith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ditorTests.testClassEditorWithNonExist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ditor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CustomDateEditorWithExactDat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mitiveArrayBean.setCharArray( char [ ] char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Local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EditorTests.testClassArrayEditorSetAsTex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CustomNumberEditorWithEmpty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EditorTests.testClassArrayEditorSetAsTextWithWhitespac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ArrayBean.get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Bean.getMy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dCollectionsBean.get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IndexedPropertiesWithDirectAccessAndPropertyEdi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ustomEditorTests.testCustomBooleanEditorWithSpecialTrueAndFalse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stomEditorTests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CustomBooleanEditorWithAllow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ustomEditorTests.testFileEditorWithAbsolut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EditorTests.testNestedIndexedPropertiesWithIndexedCustomEditorFor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ldCollectionsBean.setHashtable( Hashtable &lt; ? , ? &gt; hash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ArrayBean.get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Tests.testDefaultBooleanEditorForWrap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ustomEditorTests.testClassArrayEditorSetAsTextWith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FileEditorWithRelativ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EditorTests.testIndexedPropertiesWithCustomEdito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ustomEditorTests.testCharArray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ditorTests.testCharacterEditorWithAllow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stomEditorTests.testCharset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